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zifikation </text:p>
      <text:p text:style-name="Standard">Was leistet die Software?</text:p>
      <text:p text:style-name="Standard"/>
      <text:p text:style-name="Standard">Design Dokument</text:p>
      <text:p text:style-name="Standard">Wie ist die Software aufgebaut und strukturiert?</text:p>
      <text:p text:style-name="Standard"/>
      <text:p text:style-name="Standard">Software Coding</text:p>
      <text:p text:style-name="Standard">Dokumentation des Programm-Cod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6S</meta:editing-duration>
    <meta:editing-cycles>5</meta:editing-cycles>
    <meta:generator>OpenOffice.org/3.4.1$Win32 OpenOffice.org_project/341m1$Build-9593</meta:generator>
    <dc:date>2015-07-02T14:11:41.17</dc:date>
    <meta:document-statistic meta:table-count="0" meta:image-count="0" meta:object-count="0" meta:page-count="1" meta:paragraph-count="6" meta:word-count="19" meta:character-count="150"/>
    <meta:user-defined meta:name="Info 1"/>
    <meta:user-defined meta:name="Info 2"/>
    <meta:user-defined meta:name="Info 3"/>
    <meta:user-defined meta:name="Info 4"/>
  </office:meta>
</office:document-meta>
</file>